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957cm" draw:shadow="hidden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5cm" svg:height="1.5cm" svg:x="5cm" svg:y="2cm">
          <text:p text:style-name="P1">Pattern: "do you like *"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5.5cm" svg:height="1.5cm" svg:x="2cm" svg:y="4.5cm">
          <text:p text:style-name="P1">State: senten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3.457cm" svg:height="1cm" svg:x="14.043cm" svg:y="23cm">
          <draw:text-box>
            <text:p>#answer</text:p>
          </draw:text-box>
        </draw:frame>
        <draw:custom-shape draw:style-name="gr1" draw:text-style-name="P1" xml:id="id2" draw:id="id2" draw:layer="layout" svg:width="5.5cm" svg:height="1.5cm" svg:x="3.5cm" svg:y="6.5cm">
          <text:p text:style-name="P1">case: "do"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5.5cm" svg:height="1.5cm" svg:x="5cm" svg:y="10.5cm">
          <text:p text:style-name="P1">case: "you"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5.5cm" svg:height="1.5cm" svg:x="7.5cm" svg:y="14.5cm">
          <text:p text:style-name="P1">case: "like"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5.5cm" svg:height="1.5cm" svg:x="7.5cm" svg:y="16.5cm">
          <text:p text:style-name="P1">State: lik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5.5cm" svg:height="1.5cm" svg:x="5cm" svg:y="12.5cm">
          <text:p text:style-name="P1">State: yo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5.5cm" svg:height="1.5cm" svg:x="3.5cm" svg:y="8.5cm">
          <text:p text:style-name="P1">State: d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5.5cm" svg:height="1.5cm" svg:x="9.5cm" svg:y="20.5cm">
          <text:p text:style-name="P1">State: st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5.5cm" svg:height="1.5cm" svg:x="9.5cm" svg:y="18.5cm">
          <text:p text:style-name="P1">case: #sta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9.5cm" svg:height="1.5cm" svg:x="6.5cm" svg:y="25cm">
          <text:p text:style-name="P1">Template: "Yes, I love {star}"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2cm" svg:y1="5.25cm" svg:x2="3.5cm" svg:y2="7.25cm" draw:start-shape="id1" draw:start-glue-point="3" draw:end-shape="id2" draw:end-glue-point="3" svg:d="M2000 5250c-751 0-1501 2000 1500 2000">
          <text:p/>
        </draw:connector>
        <draw:connector draw:style-name="gr3" draw:text-style-name="P1" draw:layer="layout" draw:type="curve" svg:x1="9cm" svg:y1="7.25cm" svg:x2="9cm" svg:y2="9.25cm" draw:start-shape="id2" draw:start-glue-point="1" draw:end-shape="id3" svg:d="M9000 7250c753 0 753 2000 0 2000">
          <text:p/>
        </draw:connector>
        <draw:connector draw:style-name="gr3" draw:text-style-name="P1" draw:layer="layout" draw:type="curve" svg:x1="3.5cm" svg:y1="9.25cm" svg:x2="5cm" svg:y2="11.25cm" draw:start-shape="id3" draw:start-glue-point="3" draw:end-shape="id4" draw:end-glue-point="3" svg:d="M3500 9250c-751 0-1501 2000 1500 2000">
          <text:p/>
        </draw:connector>
        <draw:connector draw:style-name="gr3" draw:text-style-name="P1" draw:layer="layout" draw:type="curve" svg:x1="10.5cm" svg:y1="11.25cm" svg:x2="10.5cm" svg:y2="13.25cm" draw:start-shape="id4" draw:start-glue-point="1" draw:end-shape="id5" svg:d="M10500 11250c753 0 753 2000 0 2000">
          <text:p/>
        </draw:connector>
        <draw:connector draw:style-name="gr3" draw:text-style-name="P1" draw:layer="layout" draw:type="curve" svg:x1="5cm" svg:y1="13.25cm" svg:x2="7.5cm" svg:y2="15.25cm" draw:start-shape="id5" draw:end-shape="id6" svg:d="M5000 13250c-751 0-2001 2000 2500 2000">
          <text:p/>
        </draw:connector>
        <draw:connector draw:style-name="gr3" draw:text-style-name="P1" draw:layer="layout" draw:type="curve" svg:x1="13cm" svg:y1="15.25cm" svg:x2="13cm" svg:y2="17.25cm" draw:start-shape="id6" draw:start-glue-point="1" draw:end-shape="id7" svg:d="M13000 15250c753 0 753 2000 0 2000">
          <text:p/>
        </draw:connector>
        <draw:connector draw:style-name="gr3" draw:text-style-name="P1" draw:layer="layout" draw:type="curve" svg:x1="7.5cm" svg:y1="17.25cm" svg:x2="9.5cm" svg:y2="19.25cm" draw:start-shape="id7" draw:start-glue-point="3" draw:end-shape="id8" draw:end-glue-point="3" svg:d="M7500 17250c-751 0-1751 2000 2000 2000">
          <text:p/>
        </draw:connector>
        <draw:connector draw:style-name="gr3" draw:text-style-name="P1" draw:layer="layout" draw:type="curve" svg:x1="15cm" svg:y1="19.25cm" svg:x2="15cm" svg:y2="21.25cm" draw:start-shape="id8" draw:start-glue-point="1" draw:end-shape="id9" svg:d="M15000 19250c753 0 753 2000 0 2000">
          <text:p/>
        </draw:connector>
        <draw:connector draw:style-name="gr3" draw:text-style-name="P1" draw:layer="layout" draw:type="curve" draw:line-skew="0cm 0.81cm" svg:x1="9.5cm" svg:y1="21.25cm" svg:x2="12.25cm" svg:y2="22cm" draw:start-shape="id9" draw:start-glue-point="3" draw:end-shape="id9" draw:end-glue-point="2" svg:d="M9500 21250c-751 0-626 1031 249 1711s2501 1007 2501-961">
          <text:p/>
        </draw:connector>
        <draw:connector draw:style-name="gr3" draw:text-style-name="P1" draw:layer="layout" svg:x1="13.735cm" svg:y1="22.645cm" svg:x2="13.735cm" svg:y2="24.591cm" svg:d="M13735 22645v1946">
          <text:p/>
        </draw:connector>
        <draw:connector draw:style-name="gr3" draw:text-style-name="P1" draw:layer="layout" draw:type="line" svg:x1="8.988cm" svg:y1="3.93cm" svg:x2="7.937cm" svg:y2="4.552cm" svg:d="M8988 3930l-1051 6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43M46S</meta:editing-duration>
    <meta:editing-cycles>23</meta:editing-cycles>
    <meta:generator>OpenOffice/4.1.2$Win32 OpenOffice.org_project/412m3$Build-9782</meta:generator>
    <dc:date>2017-07-19T15:58:35.84</dc:date>
    <dc:creator>James Sutherland</dc:creator>
    <meta:document-statistic meta:object-count="23"/>
  </office:meta>
</office:document-meta>
</file>